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8.1cm"/>
    </style:style>
    <style:style style:name="gr4" style:family="graphic" style:parent-style-name="standard">
      <style:graphic-properties draw:stroke="none" draw:fill="none" fo:min-height="4.26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fo:min-height="7.112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1" style:family="paragraph">
      <style:text-properties fo:font-size="54pt" style:font-size-asian="54pt" style:font-size-complex="54pt"/>
    </style:style>
    <style:style style:name="P2" style:family="paragraph">
      <style:text-properties fo:font-size="20pt"/>
    </style:style>
    <style:style style:name="P3" style:family="paragraph">
      <style:paragraph-properties fo:text-align="justify"/>
    </style:style>
    <style:style style:name="P4" style:family="paragraph">
      <style:text-properties fo:font-size="20pt" style:font-size-asian="20pt" style:font-size-complex="20pt"/>
    </style:style>
    <style:style style:name="P5" style:family="paragraph">
      <style:paragraph-properties fo:text-align="center"/>
    </style:style>
    <style:style style:name="P6" style:family="paragraph">
      <style:paragraph-properties fo:text-align="center"/>
      <style:text-properties fo:font-size="54pt" style:font-size-asian="54pt" style:font-size-complex="54pt"/>
    </style:style>
    <style:style style:name="P7" style:family="paragraph">
      <style:text-properties fo:font-size="18pt"/>
    </style:style>
    <style:style style:name="P8" style:family="paragraph">
      <style:text-properties fo:font-size="22pt" style:font-size-asian="22pt" style:font-size-complex="22pt"/>
    </style:style>
    <style:style style:name="P9" style:family="paragraph">
      <style:text-properties fo:font-size="26pt" style:font-size-asian="26pt" style:font-size-complex="26pt"/>
    </style:style>
    <style:style style:name="T1" style:family="text">
      <style:text-properties fo:font-size="54pt" style:font-size-asian="54pt" style:font-size-complex="54pt"/>
    </style:style>
    <style:style style:name="T2" style:family="text">
      <style:text-properties fo:font-size="40pt" fo:font-style="italic" style:font-size-asian="40pt" style:font-style-asian="italic" style:font-size-complex="40pt" style:font-style-complex="italic"/>
    </style:style>
    <style:style style:name="T3" style:family="text">
      <style:text-properties fo:font-size="24pt" style:font-size-asian="24pt" style:font-size-complex="24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font-size="18pt"/>
    </style:style>
    <style:style style:name="T8" style:family="text">
      <style:text-properties fo:font-size="26pt" style:font-size-asian="26pt" style:font-size-complex="26pt"/>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What is a Position Paper </text:span></text:p>
            <text:p><text:span text:style-name="T2">… </text:span><text:span text:style-name="T2">and how to write it</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4" draw:layer="layout" svg:width="22.6cm" svg:height="9.306cm" svg:x="2.7cm" svg:y="5.4cm">
          <draw:text-box>
            <text:p text:style-name="P3"><text:span text:style-name="T3">“</text:span><text:span text:style-name="T4">A position paper is an essay that presents an opinion about an issue (typically that of the author or another specified entity).</text:span></text:p>
            <text:p text:style-name="P3"><text:span text:style-name="T4"/></text:p>
            <text:p text:style-name="P3"><text:span text:style-name="T4">Position papers are published in academia, in politics, in law and other domains.</text:span><text:span text:style-name="T3">”</text:span></text:p>
            <text:p><text:span text:style-name="T5"/></text:p>
            <text:p><text:span text:style-name="T5">Source Wikipedia</text:span></text:p>
            <text:p><text:span text:style-name="T5"/></text:p>
            <text:p><text:span text:style-name="T6"/></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layer="layout" svg:width="21cm" svg:height="14.197cm" svg:x="3.2cm" svg:y="3.4cm">
          <draw:text-box>
            <text:p><text:span text:style-name="T5">Typically the position paper is a document drawn up by large organizations or states regarding a specific topic.</text:span></text:p>
            <text:p><text:span text:style-name="T5"/></text:p>
            <text:p><text:span text:style-name="T5">It is largely used in international contexts (such as UN or EU), and it represents a position taken with respect to a specific topic and its possible solutions.</text:span></text:p>
            <text:p><text:span text:style-name="T6"/></text:p>
            <text:p><text:span text:style-name="T5">The document:</text:span></text:p>
            <text:p><text:span text:style-name="T6"/></text:p>
            <text:list text:style-name="L2">
              <text:list-item>
                <text:p><text:span text:style-name="T6">Provides, in short, a description of the subject that you want to discuss;</text:span></text:p>
              </text:list-item>
              <text:list-item>
                <text:p><text:span text:style-name="T6">It contains an indication of the interest and politics followed by your group;</text:span></text:p>
              </text:list-item>
              <text:list-item>
                <text:p><text:span text:style-name="T6">It should contain a clear statement position on the subject you want to discuss; </text:span></text:p>
              </text:list-item>
              <text:list-item>
                <text:p><text:span text:style-name="T6">It should suggest a plan of action or at least a <text:s/>series <text:s/>of proposals on the subject in question.</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6" draw:layer="layout" svg:width="17.8cm" svg:height="2.376cm" svg:x="5.1cm" svg:y="6.8cm">
          <draw:text-box>
            <text:p text:style-name="P5"><text:span text:style-name="T1">Format</text:span></text:p>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7" draw:layer="layout" svg:width="22.8cm" svg:height="16.429cm" svg:x="2.809cm" svg:y="2.891cm">
          <draw:text-box>
            <text:p><text:span text:style-name="T5">1) Heading. The beginning of a oosition paper should state the following items:</text:span></text:p>
            <text:p><text:span text:style-name="T5"/></text:p>
            <text:list text:style-name="L3">
              <text:list-item>
                <text:p><text:span text:style-name="T5">The members of the group;</text:span></text:p>
              </text:list-item>
              <text:list-item>
                <text:p><text:span text:style-name="T5">The place where the group operates ( country, city...);</text:span></text:p>
              </text:list-item>
              <text:list-item>
                <text:p><text:span text:style-name="T5">The problem/issue addressed</text:span></text:p>
              </text:list-item>
            </text:list>
            <text:p><text:span text:style-name="T5"/></text:p>
            <text:p><text:span text:style-name="T5">2) Length</text:span><text:span text:style-name="T5">:</text:span></text:p>
            <text:p><text:span text:style-name="T5">Althought they can variete a lot (in particular the academic ones), the average length of this type of document is 1 to 2 pages (A4, normal Font Type &amp; Size, single line spacing).</text:span></text:p>
            <text:p><text:span text:style-name="T5"/></text:p>
            <text:p><text:span text:style-name="T5">3) Person</text:span></text:p>
            <text:p><text:span text:style-name="T5">The position paper does not represent the position of the individual but of the entire group, so it is helpful to write in third person (for example: “Algeria suggests…” “Germany proposes..., IEEE Foundation state...”)</text:span></text:p>
            <text:list text:continue-numbering="true" text:style-name="L3">
              <text:list-header>
                <text:p><text:span text:style-name="T7"/></text:p>
              </text:list-header>
            </text:list>
            <text:p><text:span text:style-name="T7"/></text:p>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2" draw:text-style-name="P7" draw:layer="layout" svg:width="22.8cm" svg:height="17.297cm" svg:x="2.809cm" svg:y="2.891cm">
          <draw:text-box>
            <text:p text:style-name="P7"><text:span text:style-name="T5">1) Heading. The beginning of a oosition paper should state the following items:</text:span></text:p>
            <text:p text:style-name="P7"><text:span text:style-name="T5"/></text:p>
            <text:list text:style-name="L3">
              <text:list-item>
                <text:p text:style-name="P7"><text:span text:style-name="T5">The members of the group;</text:span></text:p>
              </text:list-item>
              <text:list-item>
                <text:p text:style-name="P7"><text:span text:style-name="T5">The place where the group operates ( country, city...);</text:span></text:p>
              </text:list-item>
              <text:list-item>
                <text:p text:style-name="P7"><text:span text:style-name="T5">The problem/issue addressed</text:span></text:p>
              </text:list-item>
            </text:list>
            <text:p text:style-name="P7"><text:span text:style-name="T5"/></text:p>
            <text:p text:style-name="P7"><text:span text:style-name="T5">2) Length</text:span><text:span text:style-name="T5">:</text:span></text:p>
            <text:p text:style-name="P7"><text:span text:style-name="T5">Althought they can variete a lot (especially in the academic field), the average length of this type of document is 1 to 2 pages (A4, normal Font Type &amp; Size, single line spacing); the length of</text:span><text:span text:style-name="T5"> academic position papers can radically variate.</text:span></text:p>
            <text:p text:style-name="P7"><text:span text:style-name="T5"/></text:p>
            <text:p text:style-name="P7"><text:span text:style-name="T5">3) Person</text:span></text:p>
            <text:p text:style-name="P7"><text:span text:style-name="T5">The position paper does not represent the position of the individual but of the entire group, so it is helpful to write in third person (for example: “Algeria suggests…” “Germany proposes..., IEEE Foundation state...”)</text:span></text:p>
            <text:list text:continue-numbering="true" text:style-name="L3">
              <text:list-header>
                <text:p text:style-name="P7"><text:span text:style-name="T7"/></text:p>
              </text:list-header>
            </text:list>
            <text:p text:style-name="P7"><text:span text:style-name="T7"/></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6" draw:layer="layout" svg:width="18.8cm" svg:height="2.376cm" svg:x="4.6cm" svg:y="6.6cm">
          <draw:text-box>
            <text:p text:style-name="P5"><text:span text:style-name="T1">Goal</text:span></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text-style-name="P8" draw:layer="layout" svg:width="22.6cm" svg:height="16.558cm" svg:x="2.529cm" svg:y="2.271cm">
          <draw:text-box>
            <text:p><text:span text:style-name="T5">Like in a debate, the main objective of a position paper is to convince the audience that your opinion on the topic being presented is valid and defensible.</text:span></text:p>
            <text:p><text:span text:style-name="T5"/></text:p>
            <text:p><text:span text:style-name="T5">In order to achieve such a goal, you must:</text:span></text:p>
            <text:p><text:span text:style-name="T5"/></text:p>
            <text:list text:style-name="L1">
              <text:list-item>
                <text:p><text:span text:style-name="T6">Carefully evaluate the ideas that you want to insert and the topic that you want to take into consideration;</text:span></text:p>
              </text:list-item>
              <text:list-item>
                <text:p><text:span text:style-name="T6">Ensure that you are addressing all sides of the topic (for example, <text:s/>listing the pro and con sides of the topic will help you examine your ability to support your counterclaims);</text:span></text:p>
              </text:list-item>
              <text:list-item>
                <text:p><text:span text:style-name="T6">Take <text:s/>one side of the argument and persuade your audience that you have well-founded knowledge of the topic being presented</text:span></text:p>
              </text:list-item>
              <text:list-item>
                <text:p><text:span text:style-name="T6">Bring evidences to support your statement, to ensure the validity of your claims;</text:span></text:p>
              </text:list-item>
              <text:list-item>
                <text:p><text:span text:style-name="T6">Present it in a manner that is easy (and almost immediate) for your audience to understand thesubject <text:s/>matter and your point of view;</text:span></text:p>
              </text:list-item>
              <text:list-item>
                <text:p><text:span text:style-name="T6">Prepare yourself to refute the counterclaims to show that you are well informed about both sides.</text:span></text:p>
              </text:list-item>
            </text:list>
            <text:p><text:span text:style-name="T5"/></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text-style-name="P6" draw:layer="layout" svg:width="19.2cm" svg:height="2.376cm" svg:x="4.4cm" svg:y="6.2cm">
          <draw:text-box>
            <text:p text:style-name="P5"><text:span text:style-name="T1">Issue Criteria</text:span></text:p>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8" draw:layer="layout" svg:width="23cm" svg:height="9.799cm" svg:x="2.5cm" svg:y="3.781cm">
          <draw:text-box>
            <text:p><text:span text:style-name="T5">To take a side on a subject, you should first establish the arguability of a topic that interests you.</text:span></text:p>
            <text:p><text:span text:style-name="T5"/></text:p>
            <text:p><text:span text:style-name="T5">Ask yourself the following questions to ensure that you will be able to present a strong argument:</text:span></text:p>
            <text:p><text:span text:style-name="T5"/></text:p>
            <text:list text:style-name="L1">
              <text:list-item>
                <text:p><text:span text:style-name="T5"><text:s/></text:span><text:span text:style-name="T5">Is it a real issue, with genuine controversy and uncertainty?</text:span></text:p>
              </text:list-item>
              <text:list-item>
                <text:p><text:span text:style-name="T5"><text:s/></text:span><text:span text:style-name="T5">Can you identify at least two distinctive positions?</text:span></text:p>
              </text:list-item>
              <text:list-item>
                <text:p><text:span text:style-name="T5"><text:s/></text:span><text:span text:style-name="T5">Are you personally interested in advocating one of these positions?</text:span></text:p>
              </text:list-item>
              <text:list-item>
                <text:p><text:span text:style-name="T5"><text:s/></text:span><text:span text:style-name="T5">Is the scope of the issue narrow enough to be manageable?</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2" draw:text-style-name="P6" draw:layer="layout" svg:width="18.2cm" svg:height="2.376cm" svg:x="4.9cm" svg:y="7.7cm">
          <draw:text-box>
            <text:p text:style-name="P5"><text:span text:style-name="T1">Structure</text:span></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2" draw:layer="layout" svg:width="22.4cm" svg:height="16.409cm" svg:x="2.8cm" svg:y="3.1cm">
          <draw:text-box>
            <text:p><text:span text:style-name="T5">Althought the position paper has not a defined structure (eg.: structured essay, collection of notes and bullet points are accepted forms), the document is typically divided in two sections + conclusions:</text:span></text:p>
            <text:p><text:span text:style-name="T5"/></text:p>
            <text:list text:style-name="L4">
              <text:list-item>
                <text:p><text:span text:style-name="T5">The first one (introduction) concerns what has already been done about the topic you want to discuss;</text:span></text:p>
              </text:list-item>
            </text:list>
            <text:p><text:span text:style-name="T5"/></text:p>
            <text:list text:continue-numbering="true" text:style-name="L4">
              <text:list-item>
                <text:p><text:span text:style-name="T5">The second one (thesis) describe what is the position of the writer/group, and what contribution it brings;</text:span></text:p>
              </text:list-item>
            </text:list>
            <text:p><text:span text:style-name="T5"/></text:p>
            <text:list text:continue-numbering="true" text:style-name="L4">
              <text:list-item>
                <text:p><text:span text:style-name="T6">Conclusion should summarize the main concepts and ideas and reinforce, without repeating, the introduction or thesis of the paper. It is strongly advised to include suggested courses of action and possible solutions.</text:span></text:p>
              </text:list-item>
            </text:list>
            <text:p><text:span text:style-name="T3"/></text:p>
            <text:p><text:span text:style-name="T3"/></text:p>
            <text:p><text:span text:style-name="T6"/></text:p>
            <text:list text:style-name="L1">
              <text:list-header>
                <text:p><text:span text:style-name="T6"/></text:p>
              </text:list-header>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3" draw:layer="layout" svg:width="25.199cm" svg:height="3.506cm" svg:x="1.4cm" svg:y="6.837cm" presentation:class="title" presentation:user-transformed="true">
          <draw:text-box>
            <text:p>Useful Questions to write Section One</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2" draw:layer="layout" svg:width="22.4cm" svg:height="10.022cm" svg:x="3.8cm" svg:y="3.6cm">
          <draw:text-box>
            <text:list text:style-name="L1">
              <text:list-item>
                <text:p><text:span text:style-name="T8">Why is this issue relevant (*)? </text:span></text:p>
              </text:list-item>
              <text:list-item>
                <text:p><text:span text:style-name="T8">What is the scope of the problem (*)?</text:span></text:p>
              </text:list-item>
              <text:list-item>
                <text:p><text:span text:style-name="T8">Which resolutions have been passed so far?</text:span></text:p>
              </text:list-item>
              <text:list-item>
                <text:p><text:span text:style-name="T8">Which conferences have been held?</text:span></text:p>
              </text:list-item>
              <text:list-item>
                <text:p><text:span text:style-name="T8">What is planned for the future? </text:span></text:p>
              </text:list-item>
            </text:list>
            <text:p/>
            <text:p><text:span text:style-name="T6"/></text:p>
            <text:p><text:span text:style-name="T6">(*) Options could be naming statistics, mentioning the current developments concerning the issue under discussino, and/or <text:s/>relevant actions/projects realize din the field by players/organizations of undisputed reputation.</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3" draw:layer="layout" svg:width="25.199cm" svg:height="3.506cm" svg:x="1.4cm" svg:y="6.837cm" presentation:class="title" presentation:user-transformed="true">
          <draw:text-box>
            <text:p>Useful Questions to write Section Two</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2" draw:text-style-name="P9" draw:layer="layout" svg:width="21cm" svg:height="9.476cm" svg:x="3.5cm" svg:y="4.8cm">
          <draw:text-box>
            <text:list text:style-name="L1">
              <text:list-item>
                <text:p><text:span text:style-name="T8">What is the policy of the group who writes ?</text:span></text:p>
              </text:list-item>
              <text:list-item>
                <text:p><text:span text:style-name="T8">What issues are important to the group that writes ?</text:span></text:p>
              </text:list-item>
              <text:list-item>
                <text:p><text:span text:style-name="T8">What actions have already been initiated by the group that writes ?</text:span></text:p>
              </text:list-item>
              <text:list-item>
                <text:p><text:span text:style-name="T8">What are the possible solutions to the problems of the sector in which we work / study / act ?</text:span></text:p>
              </text:list-item>
              <text:list-item>
                <text:p><text:span text:style-name="T8">What solutions the group/organization seeks to accomplish ?</text:span></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2" draw:layer="layout" svg:width="21.4cm" svg:height="3.798cm" svg:x="3.3cm" svg:y="6.1cm">
          <draw:text-box>
            <text:p text:style-name="P5"><text:span text:style-name="T1">Stating Your Thesis</text:span></text:p>
            <text:p/>
            <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 draw:layer="layout" svg:width="22.893cm" svg:height="15.182cm" svg:x="2.2cm" svg:y="3.6cm">
          <draw:text-box>
            <text:p>A thesis is a one-sentence statement about your topic. It's an assertion about your topic, something you claim to be true.</text:p>
            <text:p/>
            <text:p>A topic alone makes no such claim. </text:p>
            <text:p/>
            <text:p>To make your topic into a thesis statement:</text:p>
            <text:p/>
            <text:list text:style-name="L1">
              <text:list-item>
                <text:p>Look back over your materials and think about what you believe to be true. </text:p>
              </text:list-item>
              <text:list-item>
                <text:p>Think about what your readers want or need to know.</text:p>
              </text:list-item>
              <text:list-item>
                <text:p><text:s/>Then write a sentence, preferably at this point, a simple one, stating what will be the central idea of your paper</text:p>
              </text:list-item>
            </text:list>
            <text:p/>
            <text:p/>
            <text:p>Example</text:p>
            <text:p/>
            <text:p><text:span text:style-name="T9">→ </text:span><text:span text:style-name="T9">Original Subject</text:span>: an important issue in my major field </text:p>
            <text:p><text:span text:style-name="T9">→ </text:span><text:span text:style-name="T9">Focused Topic</text:span>: media technology education for communication majors</text:p>
            <text:p><text:span text:style-name="T9">→ </text:span><text:span text:style-name="T9">Thesis</text:span>: Theories of media technology deserve a more prominent place in this University’s Communication program</text:p>
            <text:p/>
            <text:p/>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5" draw:text-style-name="P1" draw:layer="layout" svg:width="8.3cm" svg:height="2.376cm" svg:x="10.308cm" svg:y="7.5cm">
          <draw:text-box>
            <text:p text:style-name="P1"><text:span text:style-name="T1">Wrap-up </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layer="layout" svg:width="22.8cm" svg:height="14.471cm" svg:x="2.6cm" svg:y="2.8cm">
          <draw:text-box>
            <text:p><text:span text:style-name="T9">1.</text:span> Select a topic;</text:p>
            <text:p><text:span text:style-name="T9">2.</text:span> Do some research on the subject matter to ensure that your position is well supported.</text:p>
            <text:p><text:span text:style-name="T9">3.</text:span> List the pro and con sides of the topic: it will help you examine your ability to support your counterclaims</text:p>
            <text:p><text:span text:style-name="T9">4.</text:span> List supporting evidence for both sides. (Type of information can include: introductory information and overviews; in-depth studies; scholarly articles; current issues; statistics, position papers and analysis. Type of source can include:directories, encyclopedias, handbooks; books, government reports; academic journals; government agencies and associations; association and institute reports);</text:p>
            <text:p><text:span text:style-name="T9">5.</text:span> Analyze it: once you have made your pro and con lists, compare the information side by side;</text:p>
            <text:p><text:span text:style-name="T9">6.</text:span> Narrow the topic to something that is manageable and develop your argument;</text:p>
            <text:p><text:span text:style-name="T9">7.</text:span> Choose your position considering the audience and your point of view you:</text:p>
            <text:p>8. <text:s/>Choose the terms you should explain, the background information you should supply, and the details you need to convince your audience;</text:p>
            <text:p><text:span text:style-name="T9">9.</text:span> Organize the text structure choosing an outline;</text:p>
            <text:p><text:span text:style-name="T9">10.</text:span> State your thesis</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text:span text:style-name="T1">Further Recommandations</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2" draw:layer="layout" svg:width="22cm" svg:height="15.182cm" svg:x="3cm" svg:y="2.1cm">
          <draw:text-box>
            <text:p>→ For greater clarity, divide the text into paragraphs: each paragraph must develop a single idea; the order of the paragraphs should have a logical sequence.</text:p>
            <text:p/>
            <text:p>→ Use sharply transitions to establish logical connections between sentences, paragraphs, and sections of your papers: <text:s/>they function as signs for readers that tell them how to think about, organize, and react to old and new ideas as they read through the text.</text:p>
            <text:p/>
            <text:p>→ When you present your topic, place it in context: you will have more chance to arise the interest of your audiende</text:p>
            <text:p/>
            <text:p>→ When you are summarizing opposing arguments, present it fairly and objectively, rather than trying to make it look foolish. It is usually better to consider one or two serious counterarguments in some depth, rather than to give a long but superficial list..</text:p>
            <text:p/>
            <text:p>→ Consider feasibility, cost-effectiveness and political/social climate when evaluating possible solutions and courses of action</text:p>
            <text:p/>
            <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6" draw:layer="layout" svg:width="22.4cm" svg:height="9.494cm" svg:x="2.8cm" svg:y="2.812cm">
          <draw:text-box>
            <text:p>→ Resist the temptation to use big words, fancy jargon or other techniques that will make your position paper hard to read. Just write clearly and remember your audience.</text:p>
            <text:p/>
            <text:p>→ Remember that you do not need to change your own position to suit your audience. You should choose your own position or viewpoint, just keep in mind the way your audience things or reasons as you being to write the paper.</text:p>
            <text:p/>
            <text:p>→ The text must be free of grammatical and lexical inconsistencies, is that logic, timing errors.</text:p>
            <text:p/>
            <text:p>→ Avoid plagarism and fully credit your sources!</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text:span text:style-name="T1">References</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2" draw:text-style-name="P8" draw:layer="layout" svg:width="22.4cm" svg:height="12.403cm" svg:x="2.5cm" svg:y="3.6cm">
          <draw:text-box>
            <text:p text:style-name="P8"><text:span text:style-name="T5">This document is composed by using the followowing sources:</text:span></text:p>
            <text:p text:style-name="P8"><text:span text:style-name="T5"/></text:p>
            <text:list text:style-name="L1">
              <text:list-item>
                <text:p text:style-name="P8"><text:span text:style-name="T5"><text:a xlink:href="https://en.wikipedia.org/wiki/Position_paper">https://en.wikipedia.org/wiki/Position_paper</text:a></text:span><text:span text:style-name="T5"> </text:span></text:p>
              </text:list-item>
              <text:list-item>
                <text:p text:style-name="P8"><text:span text:style-name="T5"><text:a xlink:href="http://www.rimun.net/#!policystatements/c1bgl">http://www.rimun.net/#!policystatements/c1bgl</text:a></text:span><text:span text:style-name="T5"> </text:span></text:p>
              </text:list-item>
              <text:list-item>
                <text:p text:style-name="P8"><text:span text:style-name="T5"><text:a xlink:href="http://www.anue.org/cmun/cmun_position_paper_guidelines.pdf">http://www.anue.org/cmun/cmun_position_paper_guidelines.pdf</text:a></text:span></text:p>
              </text:list-item>
              <text:list-item>
                <text:p text:style-name="P8"><text:span text:style-name="T5"><text:a xlink:href="http://www.xavier.edu/library/students/documents/position_paper.pdf">http://www.xavier.edu/library/students/documents/position_paper.pdf</text:a></text:span></text:p>
              </text:list-item>
              <text:list-item>
                <text:p text:style-name="P8"><text:span text:style-name="T5"><text:a xlink:href="http://www.sfu.ca/cmns/130d1/WritingaPositionPaper.htm">http://www.sfu.ca/cmns/130d1/WritingaPositionPaper.htm</text:a></text:span></text:p>
              </text:list-item>
              <text:list-item>
                <text:p text:style-name="P8"><text:span text:style-name="T5"><text:a xlink:href="http://www.unausa.org/global-classrooms-model-un/how-to-participate/model-un-preparation/position-papers">http://www.unausa.org/global-classrooms-model-un/how-to-participate/model-un-preparation/position-papers</text:a></text:span></text:p>
              </text:list-item>
              <text:list-item>
                <text:p text:style-name="P8"><text:span text:style-name="T5"><text:a xlink:href="http://www.studygs.net/wrtstr9.htm">http://www.studygs.net/wrtstr9.htm</text:a></text:span></text:p>
              </text:list-item>
              <text:list-item>
                <text:p text:style-name="P8"><text:span text:style-name="T5"><text:a xlink:href="http://www.wikihow.com/Write-a-Position-Paper">http://www.wikihow.com/Write-a-Position-Paper</text:a></text:span></text:p>
              </text:list-item>
              <text:list-item>
                <text:p text:style-name="P8"><text:span text:style-name="T5"><text:a xlink:href="http://www.highland.k12.ia.us/pages/uploaded_files/PositionPaperOutlineYes.pdf">http://www.highland.k12.ia.us/pages/uploaded_files/PositionPaperOutlineYes.pdf</text:a></text:span></text:p>
              </text:list-item>
              <text:list-item>
                <text:p text:style-name="P8"><text:span text:style-name="T5"/></text:p>
              </text:list-item>
            </text:list>
            <text:p text:style-name="P8"><text:span text:style-name="T5"/></text:p>
            <text:p text:style-name="P8"><text:span text:style-name="T5"/></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8-14T22:25:39.811859000</meta:creation-date>
    <dc:date>2016-08-22T01:19:05</dc:date>
    <meta:editing-duration>P6DT16H40M12S</meta:editing-duration>
    <meta:editing-cycles>8</meta:editing-cycles>
    <meta:generator>OpenOffice/4.0.1$Unix OpenOffice.org_project/401m5$Build-9714</meta:generator>
    <dc:creator>oriana persico</dc:creator>
    <meta:document-statistic meta:object-count="96"/>
  </office:meta>
</office:document-meta>
</file>